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MS Mincho" svg:font-family="MS Mincho" style:font-family-generic="modern" style:font-pitch="fixed" svg:panose-1="2 2 6 9 4 2 5 8 3 4"/>
    <style:font-face style:name="Verdana" svg:font-family="Verdana" style:font-family-generic="swiss" style:font-pitch="variable" svg:panose-1="2 11 6 4 3 5 4 4 2 4"/>
    <style:font-face style:name="Free 3 of 9" svg:font-family="Free 3 of 9" style:font-family-generic="modern" style:font-pitch="variable" svg:panose-1="0 0 0 9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oindependiente" style:master-page-name="MP0" style:family="paragraph">
      <style:paragraph-properties fo:break-before="page" fo:text-align="center"/>
      <style:text-properties fo:font-weight="bold" style:font-weight-asian="bold" fo:font-size="10pt" style:font-size-asian="10pt" style:font-size-complex="10pt" fo:language="en" fo:country="US"/>
    </style:style>
    <style:style style:name="P26" style:parent-style-name="Textoindependiente" style:family="paragraph">
      <style:paragraph-properties fo:text-align="center"/>
      <style:text-properties style:font-name="Free 3 of 9" fo:font-size="20pt" style:font-size-asian="20pt" fo:language="en" fo:country="US"/>
    </style:style>
    <style:style style:name="P27" style:parent-style-name="Textoindependiente" style:family="paragraph">
      <style:paragraph-properties fo:text-align="center"/>
      <style:text-properties fo:font-weight="bold" style:font-weight-asian="bold" fo:font-size="10pt" style:font-size-asian="10pt" fo:language="en" fo:country="US"/>
    </style:style>
    <style:style style:name="P28" style:parent-style-name="Textoindependiente" style:family="paragraph">
      <style:paragraph-properties fo:text-align="center"/>
      <style:text-properties fo:color="#000000" fo:font-size="10pt" style:font-size-asian="10pt" fo:language="en" fo:country="US"/>
    </style:style>
    <style:style style:name="P29" style:parent-style-name="Textoindependiente" style:family="paragraph">
      <style:text-properties fo:color="#000000" fo:font-size="10pt" style:font-size-asian="10pt" fo:language="en" fo:country="US"/>
    </style:style>
    <style:style style:name="P30" style:parent-style-name="Textoindependiente" style:family="paragraph">
      <style:text-properties fo:color="#000000" fo:font-size="10pt" style:font-size-asian="10pt" fo:language="en" fo:country="US"/>
    </style:style>
    <style:style style:name="P3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3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6" style:parent-style-name="Normal" style:family="paragraph">
      <style:paragraph-properties fo:text-align="justify"/>
    </style:style>
    <style:style style:name="T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0" style:parent-style-name="Párrafodelista" style:family="paragraph">
      <style:paragraph-properties fo:text-align="justify" fo:line-height="150%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" style:parent-style-name="Normal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60" style:parent-style-name="Párrafodelista" style:family="paragraph">
      <style:paragraph-properties fo:text-align="justify" fo:line-height="150%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67" style:parent-style-name="Párrafodelista" style:family="paragraph">
      <style:paragraph-properties fo:text-align="justify" fo:line-height="150%"/>
    </style:style>
    <style:style style:name="T6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3" style:parent-style-name="Párrafodelista" style:family="paragraph">
      <style:text-properties style:font-name="Arial" style:font-name-complex="Arial" fo:font-size="10pt" style:font-size-asian="10pt" style:font-size-complex="10pt"/>
    </style:style>
    <style:style style:name="P74" style:parent-style-name="Párrafodelista" style:family="paragraph">
      <style:paragraph-properties fo:text-align="justify" fo:line-height="150%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0" style:parent-style-name="Normal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81" style:parent-style-name="Párrafodelista" style:family="paragraph">
      <style:paragraph-properties fo:text-align="justify" fo:line-height="150%"/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5" style:parent-style-name="Normal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P86" style:parent-style-name="Párrafodelista" style:family="paragraph">
      <style:paragraph-properties fo:text-align="justify" fo:line-height="150%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RADICADO</text:p>
      <text:p text:style-name="P26">**RAD_S**</text:p>
      <text:p text:style-name="P27">*RAD_S*<text:s/></text:p>
      <text:p text:style-name="P28"/>
      <text:p text:style-name="P29"/>
      <text:p text:style-name="P30"/>
      <text:p text:style-name="P31"/>
      <text:p text:style-name="P32">REPORTE DE NOVEDADES DE PERSONAL</text:p>
      <text:p text:style-name="P33"/>
      <text:p text:style-name="P34"/>
      <text:p text:style-name="P35"/>
      <text:p text:style-name="P36"><text:span text:style-name="T37">Yo,<text:s/></text:span><text:span text:style-name="T38">*NOMBRE*</text:span><text:span text:style-name="T39"><text:s/>identificado</text:span><text:span text:style-name="T40"><text:s/>(a)</text:span><text:span text:style-name="T41"><text:s/>con cedula de ciudadanía No<text:s/></text:span><text:span text:style-name="T42">*INDENTIFICACION*</text:span><text:span text:style-name="T43">,<text:s/></text:span><text:span text:style-name="T44">a través de la presente<text:s/></text:span><text:span text:style-name="T45">solicit</text:span><text:span text:style-name="T46">o me sea concedida la siguiente novedad</text:span><text:span text:style-name="T47">:</text:span></text:p>
      <text:p text:style-name="P48"/>
      <text:p text:style-name="P49"/>
      <text:list text:style-name="LFO1" text:continue-numbering="true">
        <text:list-item>
          <text:p text:style-name="P50"><text:span text:style-name="T51">TIPO DE SOLI</text:span><text:span text:style-name="T52">CI</text:span><text:span text:style-name="T53">TUD</text:span><text:span text:style-name="T54">:</text:span><text:span text:style-name="T55"><text:s/></text:span><text:span text:style-name="T56">*asunto*</text:span></text:p>
        </text:list-item>
      </text:list>
      <text:p text:style-name="P59"/>
      <text:list text:style-name="LFO1" text:continue-numbering="true">
        <text:list-item>
          <text:p text:style-name="P60"><text:span text:style-name="T61">FECHA INICIO:</text:span><text:span text:style-name="T62"><text:s/></text:span><text:span text:style-name="T63">*fechaInicio*</text:span></text:p>
        </text:list-item>
      </text:list>
      <text:p text:style-name="P66"/>
      <text:list text:style-name="LFO1" text:continue-numbering="true">
        <text:list-item>
          <text:p text:style-name="P67"><text:span text:style-name="T68">FECHA FIN:</text:span><text:span text:style-name="T69"><text:s/></text:span><text:span text:style-name="T70">*fechaFin*</text:span></text:p>
        </text:list-item>
      </text:list>
      <text:p text:style-name="P73"/>
      <text:list text:style-name="LFO1" text:continue-numbering="true">
        <text:list-item>
          <text:p text:style-name="P74"><text:span text:style-name="T75">FECHA RE</text:span><text:span text:style-name="T76">GRESO:</text:span><text:span text:style-name="T77"><text:s/>*fechaRegreso*</text:span></text:p>
        </text:list-item>
      </text:list>
      <text:p text:style-name="P80"/>
      <text:list text:style-name="LFO1" text:continue-numbering="true">
        <text:list-item>
          <text:p text:style-name="P81"><text:span text:style-name="T82">DÍAS SOLICITADOS:</text:span><text:span text:style-name="T83"><text:s/></text:span><text:span text:style-name="T84">*dias*</text:span></text:p>
        </text:list-item>
      </text:list>
      <text:p text:style-name="P85"/>
      <text:list text:style-name="LFO1" text:continue-numbering="true">
        <text:list-item>
          <text:p text:style-name="P86"><text:span text:style-name="T87">OBSERVACIONES:<text:s/></text:span><text:span text:style-name="T88">*observaciones*</text:span></text:p>
        </text:list-item>
      </text:list>
      <text:p text:style-name="P91"/>
      <text:p text:style-name="Textoindependien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MS Mincho" svg:font-family="MS Mincho" style:font-family-generic="modern" style:font-pitch="fixed" svg:panose-1="2 2 6 9 4 2 5 8 3 4"/>
    <style:font-face style:name="Verdana" svg:font-family="Verdana" style:font-family-generic="swiss" style:font-pitch="variable" svg:panose-1="2 11 6 4 3 5 4 4 2 4"/>
    <style:font-face style:name="Free 3 of 9" svg:font-family="Free 3 of 9" style:font-family-generic="modern" style:font-pitch="variable" svg:panose-1="0 0 0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="Calibri" style:font-name-asian="Calibri" style:font-name-complex="Calibri" fo:font-size="11pt" style:font-size-asian="11pt" style:font-size-complex="11pt" fo:language="es" fo:country="ES" style:language-asian="ar" style:country-asian="SA" fo:hyphenate="false"/>
    </style:style>
    <style:style style:name="Fuentedepárrafopredeter." style:display-name="Fuente de párrafo predeter." style:family="text"/>
    <style:style style:name="Fuentedepárrafopredeter.7" style:display-name="Fuente de párrafo predeter.7" style:family="text"/>
    <style:style style:name="Absatz-Standardschriftart" style:display-name="Absatz-Standardschriftart" style:family="text"/>
    <style:style style:name="Fuentedepárrafopredeter.6" style:display-name="Fuente de párrafo predeter.6" style:family="text"/>
    <style:style style:name="Fuentedepárrafopredeter.5" style:display-name="Fuente de párrafo predeter.5" style:family="text"/>
    <style:style style:name="Fuentedepárrafopredeter.4" style:display-name="Fuente de párrafo predeter.4" style:family="text"/>
    <style:style style:name="Fuentedepárrafopredeter.3" style:display-name="Fuente de párrafo predeter.3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uentedepárrafopredeter.2" style:display-name="Fuente de párrafo predeter.2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8Num1z0" style:display-name="WW8Num1z0" style:family="text">
      <style:text-properties style:font-name-complex="Times New Roman"/>
    </style:style>
    <style:style style:name="WW8Num2z0" style:display-name="WW8Num2z0" style:family="text">
      <style:text-properties style:font-name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3z0" style:display-name="WW8Num3z0" style:family="text">
      <style:text-properties style:font-name-complex="Times New Roman"/>
    </style:style>
    <style:style style:name="Fuentedepárrafopredeter.1" style:display-name="Fuente de párrafo predeter.1" style:family="text"/>
    <style:style style:name="TextoindependienteCar" style:display-name="Texto independiente Car" style:family="text">
      <style:text-properties style:font-name="Arial" style:font-name-complex="Arial" fo:font-size="10pt" style:font-size-asian="10pt" style:font-size-complex="10pt" fo:language="es"/>
    </style:style>
    <style:style style:name="TítuloCar" style:display-name="Título Car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>
      <style:text-properties style:font-name="Calibri" style:font-name-complex="Calibri"/>
    </style:style>
    <style:style style:name="PiedepáginaCar" style:display-name="Pie de página Car" style:family="text">
      <style:text-properties style:font-name="Calibri" style:font-name-complex="Calibri"/>
    </style:style>
    <style:style style:name="WW8Num7z1" style:display-name="WW8Num7z1" style:family="text">
      <style:text-properties style:font-name="Courier New"/>
    </style:style>
    <style:style style:name="Hipervínculo" style:display-name="Hipervínculo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TextonotapieCar" style:display-name="Texto nota pie Car" style:family="text">
      <style:text-properties style:font-name="Calibri" style:font-name-complex="Calibri" fo:font-size="10pt" style:font-size-asian="10pt" style:font-size-complex="10pt"/>
    </style:style>
    <style:style style:name="Símbolodenotaalpie" style:display-name="Símbolo de nota al pie" style:family="text">
      <style:text-properties style:font-name-complex="Times New Roman" style:text-position="super 65%"/>
    </style:style>
    <style:style style:name="Título1Car" style:display-name="Título 1 C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es" fo:country="ES"/>
    </style:style>
    <style:style style:name="Título2Car" style:display-name="Título 2 C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language="es" fo:country="ES"/>
    </style:style>
    <style:style style:name="EncabezadodemensajeCar" style:display-name="Encabezado de mensaje Car" style:family="text">
      <style:text-properties style:font-name="Cambria" style:font-name-asian="Times New Roman" style:font-name-complex="Times New Roman" fo:font-size="12pt" style:font-size-asian="12pt" style:font-size-complex="12pt" fo:background-color="#CCCCCC" fo:language="es" fo:country="ES"/>
    </style:style>
    <style:style style:name="SubtítuloCar" style:display-name="Subtítulo Car" style:family="tex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language="es" fo:country="ES"/>
    </style:style>
    <style:style style:name="Ref.decomentario1" style:display-name="Ref. de comentario1" style:family="text">
      <style:text-properties fo:font-size="8pt" style:font-size-asian="8pt" style:font-size-complex="8pt"/>
    </style:style>
    <style:style style:name="TextocomentarioCar" style:display-name="Texto comentario Car" style:family="text">
      <style:text-properties style:font-name="Calibri" style:font-name-asian="Calibri" style:font-name-complex="Calibri" fo:language="es" fo:country="ES"/>
    </style:style>
    <style:style style:name="AsuntodelcomentarioCar" style:display-name="Asunto del comentario Car" style:family="text">
      <style:text-properties style:font-name="Calibri" style:font-name-asian="Calibri" style:font-name-complex="Calibri" fo:font-weight="bold" style:font-weight-asian="bold" style:font-weight-complex="bold" fo:language="es" fo:country="ES"/>
    </style:style>
    <style:style style:name="Encabezado7" style:display-name="Encabezado7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oindependiente" style:display-name="Texto independiente" style:family="paragraph" style:parent-style-name="Normal">
      <style:paragraph-properties fo:widows="0" fo:orphans="0" fo:text-align="justify"/>
      <style:text-properties style:font-name="Arial" style:font-name-asian="Times New Roman" style:font-name-complex="Arial" fo:language="es" fo:hyphenate="false"/>
    </style:style>
    <style:style style:name="Lista" style:display-name="Lista" style:family="paragraph" style:parent-style-name="Textoindependiente">
      <style:text-properties style:font-name-complex="Tahoma" fo:hyphenate="false"/>
    </style:style>
    <style:style style:name="Etiqueta" style:display-name="Etiqueta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Tahoma" fo:hyphenate="false"/>
    </style:style>
    <style:style style:name="Encabezado6" style:display-name="Encabezado6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Encabezado5" style:display-name="Encabezado5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Encabezado4" style:display-name="Encabezado4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ncabezado3" style:display-name="Encabezado3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ncabezado2" style:display-name="Encabezado2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ncabezado1" style:display-name="Encabezado1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Normal" style:next-style-name="Subtítulo">
      <style:paragraph-properties fo:widows="0" fo:orphans="0" fo:text-align="center"/>
      <style:text-properties style:font-name="Arial" style:font-name-asian="Times New Roman" style:font-name-complex="Arial" fo:font-weight="bold" style:font-weight-asian="bold" style:font-weight-complex="bold" fo:language="es" fo:hyphenate="false"/>
    </style:style>
    <style:style style:name="Subtítulo" style:display-name="Subtítulo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Normal">
      <style:text-properties fo:hyphenate="false"/>
    </style:style>
    <style:style style:name="Piedepágina" style:display-name="Pie de página" style:family="paragraph" style:parent-style-name="Normal">
      <style:text-properties fo:hyphenate="false"/>
    </style:style>
    <style:style style:name="Textonotapie" style:display-name="Texto nota pie" style:family="paragraph" style:parent-style-name="Normal">
      <style:text-properties fo:font-size="10pt" style:font-size-asian="10pt" style:font-size-complex="10pt" fo:hyphenate="false"/>
    </style:style>
    <style:style style:name="CharCharCharChar" style:display-name="Char Char Char Char" style:family="paragraph" style:parent-style-name="Normal">
      <style:paragraph-properties fo:margin-bottom="0.1111in" fo:line-height="0.1666in"/>
      <style:text-properties style:font-name="Verdana" style:font-name-asian="Times New Roman" style:font-name-complex="Times New Roman" fo:font-size="10pt" style:font-size-asian="10pt" style:font-size-complex="10pt" fo:language="en" fo:country="US" fo:hyphenate="false"/>
    </style:style>
    <style:style style:name="Encabezadodemensaje1" style:display-name="Encabezado de mensaje1" style:family="paragraph" style:parent-style-name="Normal">
      <style:paragraph-properties fo:margin-left="0.7875in" fo:text-indent="-0.7875in" fo:background-color="#CCCCCC">
        <style:tab-stops/>
      </style:paragraph-properties>
      <style:text-properties style:font-name="Cambria" style:font-name-asian="Times New Roman" style:font-name-complex="Times New Roman" fo:font-size="12pt" style:font-size-asian="12pt" style:font-size-complex="12pt"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Textocomentario1" style:display-name="Texto comentario1" style:family="paragraph" style:parent-style-name="Normal">
      <style:text-properties style:font-name-complex="Times New Roman"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1" style:next-style-name="Textocomentario1">
      <style:text-properties fo:font-weight="bold" style:font-weight-asian="bold" style:font-weight-complex="bold" fo:hyphenate="false"/>
    </style:style>
    <style:style style:name="Estilo1" style:display-name="Estilo1" style:family="paragraph" style:parent-style-name="Normal">
      <style:paragraph-properties fo:widows="0" fo:orphans="0"/>
      <style:text-properties style:font-name="Arial" style:font-name-asian="Arial Unicode MS" style:font-name-complex="Times New Roman" style:letter-kerning="true" fo:font-size="12pt" style:font-size-asian="12pt" style:font-size-complex="12pt" fo:language="e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Times New Roman" fo:language="es" fo:country="CO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37in" fo:margin-left="0.9847in" fo:margin-bottom="0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5in"/>
      </style:header-style>
      <style:footer-style>
        <style:header-footer-properties style:dynamic-spacing="true" fo:min-height="0.7875in"/>
      </style:footer-style>
    </style:page-layout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Piedepágina" style:family="paragraph">
      <style:paragraph-properties style:snap-to-layout-grid="false"/>
    </style:style>
    <style:style style:name="T5" style:parent-style-name="Fuentedepárrafopredeter." style:family="text">
      <style:text-properties style:font-name="Arial" style:font-name-complex="Arial" fo:font-size="8pt" style:font-size-asian="8pt" style:language-asian="es" style:country-asian="ES"/>
    </style:style>
    <style:style style:name="T6" style:parent-style-name="Fuentedepárrafopredeter." style:family="text">
      <style:text-properties style:font-name="Arial" style:font-name-complex="Arial" fo:font-size="8pt" style:font-size-asian="8pt"/>
    </style:style>
    <style:style style:name="T7" style:parent-style-name="Fuentedepárrafopredeter." style:family="text">
      <style:text-properties style:font-name="Arial" style:font-name-complex="Arial" fo:font-size="8pt" style:font-size-asian="8pt"/>
    </style:style>
    <style:style style:name="T8" style:parent-style-name="Fuentedepárrafopredeter." style:family="text">
      <style:text-properties style:language-asian="es" style:country-asian="ES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Arial" style:font-name-complex="Arial" fo:color="#0F243E" fo:font-size="8pt" style:font-size-asian="8pt" style:font-size-complex="13pt"/>
    </style:style>
    <style:style style:name="T11" style:parent-style-name="Fuentedepárrafopredeter." style:family="text">
      <style:text-properties style:font-name="Arial" style:font-name-complex="Arial" fo:color="#000000" fo:font-size="8pt" style:font-size-asian="8pt" style:font-size-complex="8pt" fo:language="es" fo:country="CO"/>
    </style:style>
    <style:style style:name="T12" style:parent-style-name="Fuentedepárrafopredeter." style:family="text">
      <style:text-properties style:font-name="Arial" style:font-name-complex="Arial" fo:color="#000000" fo:font-size="8pt" style:font-size-asian="8pt" style:font-size-complex="8pt"/>
    </style:style>
    <style:style style:name="T13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14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5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16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7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18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20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22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3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P24" style:parent-style-name="Normal" style:family="paragraph">
      <style:paragraph-properties fo:margin-right="0.1805in"/>
      <style:text-properties fo:color="#0F243E" fo:font-size="13pt" style:font-size-asian="13pt" style:font-size-complex="13pt"/>
    </style:style>
    <style:style style:name="P25" style:parent-style-name="Piedepágina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in" fo:padding-right="0in" fo:background-color="#ffffff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cabezado"/>
        <text:p text:style-name="Encabezado"/>
        <text:p text:style-name="Encabezado"><text:span text:style-name="T2"><draw:frame draw:z-index="251664384" draw:style-name="a0" draw:name="Imagen 5" text:anchor-type="paragraph" svg:x="3.93472in" svg:y="-0.09167in" svg:width="3.29722in" svg:height="0.54167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n 12" text:anchor-type="paragraph" svg:x="0.00139in" svg:y="-0.09097in" svg:width="1.96875in" svg:height="0.60556in" style:rel-width="scale" style:rel-height="scale"><draw:image xlink:href="media/image2.jpeg" xlink:type="simple" xlink:show="embed" xlink:actuate="onLoad"/><svg:title/><svg:desc>CRA2013ByN RGB PQ jpg</svg:desc></draw:frame></text:span></text:p>
      </style:header>
      <style:footer>
        <text:p text:style-name="P4"><text:span text:style-name="T5"><draw:connector draw:type="line" svg:x1="4.05208in" svg:y1="-0.99861in" svg:x2="4.05208in" svg:y2="-0.99861in" draw:z-index="251663360" draw:id="id0" draw:style-name="a2" draw:name="AutoShape 16" text:anchor-type="paragraph"><svg:title/><svg:desc/></draw:connector></text:span><text:span text:style-name="T6">________________________________________________________________________________</text:span><text:span text:style-name="T7">_________________________</text:span></text:p>
        <text:p text:style-name="Piedepágina"><text:span text:style-name="T8"><draw:frame draw:z-index="251662336" draw:id="id1" draw:style-name="a3" draw:name="Cuadro de texto 49" text:anchor-type="paragraph" svg:x="7.24097in" svg:y="10.28889in" svg:width="0.425in" svg:height="0.22778in" style:rel-width="scale" style:rel-height="scale"><draw:text-box><text:p text:style-name="P9"><text:span text:style-name="T10"><text:page-number style:num-format="1" text:fixed="false">1</text:page-number></text:span></text:p></draw:text-box><svg:title/><svg:desc/></draw:frame></text:span><text:span text:style-name="T11">Carrera</text:span><text:span text:style-name="T12"><text:s/>12 N° 97-80, Piso 2. Bogotá, D.C. - Colombia.<text:s/></text:span><text:span text:style-name="T13">Código postal:</text:span><text:span text:style-name="T14"><text:s/>110221</text:span></text:p>
        <text:p text:style-name="Piedepágina"><text:span text:style-name="T15">PBX:</text:span><text:span text:style-name="T16"><text:s/>+57(1) 4873820 - 4897640<text:s/></text:span><text:span text:style-name="T17">Fax:<text:s/></text:span><text:span text:style-name="T18">+57(1) 4897650<text:s/></text:span><text:span text:style-name="T19">Línea gratuita nacional:</text:span><text:span text:style-name="T20"><text:s/>01 8000 517 565</text:span></text:p>
        <text:p text:style-name="Piedepágina"><text:span text:style-name="T21">correo@cra.gov.co</text:span><text:span text:style-name="T22"><text:s text:c="2"/>- <text:s/></text:span><text:span text:style-name="T23">www.cra.gov.co</text:span></text:p>
        <text:p text:style-name="P24"/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ogotá, D</dc:title>
    <meta:initial-creator>Preferred Customer</meta:initial-creator>
    <dc:creator>Carlos Enrique</dc:creator>
    <meta:creation-date>2022-02-22T16:59:00Z</meta:creation-date>
    <dc:date>2022-02-22T16:59:00Z</dc:date>
    <meta:print-date>2013-02-22T16:19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60" meta:character-count="389" meta:row-count="2" meta:non-whitespace-character-count="330"/>
  </office:meta>
</office:document-meta>
</file>